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, 'MS Gothic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7.247cm" fo:margin-left="-0.245cm" fo:margin-top="0cm" fo:margin-bottom="0cm" table:align="left" style:writing-mode="lr-tb"/>
    </style:style>
    <style:style style:name="Tabella1.A" style:family="table-column">
      <style:table-column-properties style:column-width="9.375cm"/>
    </style:style>
    <style:style style:name="Tabella1.B" style:family="table-column">
      <style:table-column-properties style:column-width="7.87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23cm" fo:padding-right="0.123cm" fo:padding-top="0cm" fo:padding-bottom="0cm" fo:border="none"/>
    </style:style>
    <style:style style:name="Tabella1.B1" style:family="table-cell">
      <style:table-cell-properties style:vertical-align="middle" fo:padding-left="0.123cm" fo:padding-right="0.123cm" fo:padding-top="0cm" fo:padding-bottom="0cm" fo:border="none"/>
    </style:style>
    <style:style style:name="Tabella2" style:family="table">
      <style:table-properties style:width="17.247cm" fo:margin-left="-0.245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B" style:family="table-column">
      <style:table-column-properties style:column-width="8.62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3" style:family="paragraph" style:parent-style-name="Standard">
      <style:text-properties style:font-name="Verdana" fo:font-size="9pt" style:font-size-asian="9pt" style:font-name-complex="Verdana1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5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Verdana1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1"/>
    </style:style>
    <style:style style:name="P11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2" style:family="paragraph" style:parent-style-name="Standard" style:master-page-name="Standard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3" style:family="paragraph" style:parent-style-name="Heading_20_3" style:list-style-name="WWNum1">
      <style:paragraph-properties fo:margin-left="0.25cm" fo:margin-right="0.501cm" fo:text-indent="0cm" style:auto-text-indent="false"/>
    </style:style>
    <style:style style:name="P14" style:family="paragraph" style:parent-style-name="Text_20_body">
      <style:text-properties style:font-name="Verdana" fo:font-size="9pt" style:font-size-asian="9pt" style:font-name-complex="Verdana1"/>
    </style:style>
    <style:style style:name="P15" style:family="paragraph" style:parent-style-name="Text_20_body">
      <style:text-properties style:font-name="Verdana" fo:font-size="9pt" style:font-size-asian="9pt" style:font-name-complex="Verdana1" fo:background-color="#ffff00"/>
    </style:style>
    <style:style style:name="P16" style:family="paragraph" style:parent-style-name="Text_20_body">
      <style:text-properties style:font-name="Verdana" fo:font-size="9pt" style:font-size-asian="9pt" style:font-size-complex="9pt"/>
    </style:style>
    <style:style style:name="P17" style:family="paragraph" style:parent-style-name="Text_20_body" style:list-style-name="WWNum2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Verdana" fo:font-size="9pt" style:font-size-asian="9pt" style:font-name-complex="Verdana1"/>
    </style:style>
    <style:style style:name="P18" style:family="paragraph" style:parent-style-name="Body_20_Text_20_2">
      <style:paragraph-properties fo:text-align="justify" style:justify-single-word="false"/>
    </style:style>
    <style:style style:name="P19" style:family="paragraph" style:parent-style-name="caption">
      <style:paragraph-properties fo:margin-left="0.751cm" fo:margin-right="0cm" fo:text-indent="-0.751cm" style:auto-text-indent="false"/>
    </style:style>
    <style:style style:name="P20" style:family="paragraph" style:parent-style-name="Heading_20_4" style:list-style-name="WWNum1">
      <style:paragraph-properties fo:text-align="justify" style:justify-single-word="false"/>
    </style:style>
    <style:style style:name="P21" style:family="paragraph" style:parent-style-name="Heading_20_4" style:list-style-name="WWNum1">
      <style:paragraph-properties fo:text-align="justify" style:justify-single-word="false"/>
      <style:text-properties style:font-name="Verdana" fo:font-size="9pt" style:font-name-asian="Arial Unicode MS" style:font-size-asian="9pt" style:font-name-complex="Verdana1"/>
    </style:style>
    <style:style style:name="P22" style:family="paragraph" style:parent-style-name="Heading_20_4" style:list-style-name="WWNum1">
      <style:paragraph-properties fo:text-align="justify" style:justify-single-word="false"/>
      <style:text-properties style:font-name="Verdana" fo:font-size="8pt" style:font-size-asian="8pt" style:font-name-complex="Verdana1"/>
    </style:style>
    <style:style style:name="P23" style:family="paragraph" style:parent-style-name="Heading_20_4" style:list-style-name="WWNum1">
      <style:paragraph-properties fo:margin-left="1.249cm" fo:margin-right="0cm" fo:text-align="justify" style:justify-single-word="false" fo:text-indent="1.249cm" style:auto-text-indent="false"/>
    </style:style>
    <style:style style:name="P24" style:family="paragraph" style:parent-style-name="Heading_20_4" style:list-style-name="WWNum1">
      <style:paragraph-properties fo:margin-left="2.498cm" fo:margin-right="0cm" fo:text-align="justify" style:justify-single-word="false" fo:text-indent="0cm" style:auto-text-indent="false"/>
    </style:style>
    <style:style style:name="P25" style:family="paragraph" style:parent-style-name="Heading_20_7" style:list-style-name="WWNum1">
      <style:paragraph-properties fo:text-align="start" style:justify-single-word="false"/>
    </style:style>
    <style:style style:name="P26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27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28" style:family="paragraph" style:parent-style-name="Header">
      <style:paragraph-properties fo:text-align="center" style:justify-single-word="false">
        <style:tab-stops/>
      </style:paragraph-properties>
    </style:style>
    <style:style style:name="P29" style:family="paragraph" style:parent-style-name="Header">
      <style:paragraph-properties>
        <style:tab-stops/>
      </style:paragraph-properties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fo:font-size="8pt" style:font-size-asian="8pt" style:font-name-complex="Arial1" style:font-size-complex="8pt"/>
    </style:style>
    <style:style style:name="T6" style:family="text">
      <style:text-properties style:font-name="Arial" fo:font-size="8pt" style:font-size-asian="8pt" style:font-name-complex="Arial1" style:font-size-complex="8pt" style:font-style-complex="italic"/>
    </style:style>
    <style:style style:name="T7" style:family="text">
      <style:text-properties style:font-name="Verdana" fo:font-size="8pt" style:font-size-asian="8pt" style:font-name-complex="Verdana1"/>
    </style:style>
    <style:style style:name="T8" style:family="text">
      <style:text-properties style:font-name="Verdana" fo:font-size="8pt" fo:font-weight="normal" style:font-size-asian="8pt" style:font-weight-asian="normal" style:font-name-complex="Verdana1"/>
    </style:style>
    <style:style style:name="T9" style:family="text">
      <style:text-properties style:font-name="Verdana" fo:font-size="9pt" style:font-name-asian="Arial Unicode MS" style:font-size-asian="9pt" style:font-name-complex="Verdana1"/>
    </style:style>
    <style:style style:name="T10" style:family="text">
      <style:text-properties style:font-name="Verdana" fo:font-size="9pt" fo:font-weight="normal" style:font-size-asian="9pt" style:font-weight-asian="normal" style:font-name-complex="Verdana1" style:font-weight-complex="bold"/>
    </style:style>
    <style:style style:name="T11" style:family="text">
      <style:text-properties style:font-name="Verdana" fo:font-size="9pt" style:font-size-asian="9pt" style:font-name-complex="Verdana1"/>
    </style:style>
    <style:style style:name="T12" style:family="text">
      <style:text-properties style:font-name="Verdana" fo:font-size="9pt" style:font-size-asian="9pt" style:font-name-complex="Verdana1" style:font-weight-complex="bold"/>
    </style:style>
    <style:style style:name="T13" style:family="text">
      <style:text-properties style:font-name="Verdana" fo:font-size="9pt" style:font-size-asian="9pt" style:font-name-complex="Verdana1" fo:background-color="#ffff00"/>
    </style:style>
    <style:style style:name="T14" style:family="text">
      <style:text-properties style:font-name="Verdana" fo:font-size="9pt" style:font-size-asian="9pt" style:font-name-complex="Verdana1" fo:background-color="#00ff00"/>
    </style:style>
    <style:style style:name="T15" style:family="text">
      <style:text-properties style:font-name="Verdana" fo:font-size="9pt" style:font-size-asian="9pt" style:font-name-complex="Verdana1" style:font-size-complex="12pt"/>
    </style:style>
    <style:style style:name="T16" style:family="text">
      <style:text-properties style:font-name="Verdana" fo:font-size="9pt" style:font-size-asian="9pt" style:font-weight-complex="normal"/>
    </style:style>
    <style:style style:name="T17" style:family="text">
      <style:text-properties style:font-name="Verdana" fo:font-size="9pt" style:font-size-asian="9pt" style:font-size-complex="9pt"/>
    </style:style>
    <style:style style:name="T18" style:family="text">
      <style:text-properties style:font-name="Verdana" fo:font-size="9pt" style:font-size-asian="9pt" style:font-size-complex="9pt" fo:background-color="#ffff00"/>
    </style:style>
    <style:style style:name="T19" style:family="text">
      <style:text-properties style:font-name="Verdana" fo:font-size="9pt" style:text-underline-style="solid" style:text-underline-width="auto" style:text-underline-color="font-color" style:font-size-asian="9pt" style:font-weight-complex="normal"/>
    </style:style>
    <style:style style:name="T20" style:family="text">
      <style:text-properties style:font-name="Verdana" fo:font-size="9pt" fo:font-weight="bold" style:font-size-asian="9pt" style:font-weight-asian="bold" style:font-name-complex="Verdana1"/>
    </style:style>
    <style:style style:name="T21" style:family="text">
      <style:text-properties fo:color="#000000" style:font-name="Verdana" fo:font-size="9pt" style:font-size-asian="9pt" style:font-name-complex="Verdana1" style:font-size-complex="9pt" fo:background-color="#ffff00"/>
    </style:style>
    <style:style style:name="T22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apallo, </text:span><text:span text:style-name="T1"><text:date style:data-style-name="N10121" text:date-value="2019-03-27T15:31:45.801361310">27 March 2019</text:date></text:span></text:p>
      <text:p text:style-name="P11"><text:span text:style-name="T2">Prot. prat. [protocollo] del [data_protocollo]</text:span></text:p>
      <text:p text:style-name="P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list xml:id="list939240418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<text:span text:style-name="T7">Proposta di Accoglimento</text:span></text:h>
                          </text:list-item>
                          <text:list-item>
                            <text:h text:style-name="P20" text:outline-level="4"><text:span text:style-name="T7">Autorizzazione Paesistico </text:span></text:h>
                          </text:list-item>
                          <text:list-item>
                            <text:h text:style-name="P20" text:outline-level="4"><text:span text:style-name="T7">Ambientale Semplificata</text:span></text:h>
                          </text:list-item>
                          <text:list-item>
                            <text:h text:style-name="P20" text:outline-level="4"><text:span text:style-name="T7">n. [numero] del [data_protocollo]</text:span></text:h>
                          </text:list-item>
                          <text:list-item>
                            <text:h text:style-name="P21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Standard"><text:span text:style-name="T9">N. allegati:</text:span></text:p>
            <text:list xml:id="list153145886989620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1" text:outline-level="4"/>
                          </text:list-item>
                          <text:list-item>
                            <text:h text:style-name="P21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1.B1" office:value-type="string">
            <text:list xml:id="list153147744717279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0" text:outline-level="4"><text:span text:style-name="T7">Alla <text:s/>SOPRINTENDENZA PER I BENI</text:span></text:h>
                          </text:list-item>
                          <text:list-item>
                            <text:h text:style-name="P20" text:outline-level="4"><text:span text:style-name="T7">ARCHITETTONICI E PER IL PAESAGGIO </text:span></text:h>
                          </text:list-item>
                          <text:list-item>
                            <text:h text:style-name="P20" text:outline-level="4"><text:span text:style-name="T7">DELLA <text:s/>LIGURIA</text:span></text:h>
                          </text:list-item>
                          <text:list-item>
                            <text:h text:style-name="P20" text:outline-level="4"><text:span text:style-name="T7">Via Balbi, 10</text:span></text:h>
                          </text:list-item>
                          <text:list-item>
                            <text:h text:style-name="P20" text:outline-level="4"><text:span text:style-name="T7">16126 <text:s text:c="3"/>G E N O V A</text:span></text:h>
                          </text:list-item>
                          <text:list-item>
                            <text:h text:style-name="P22" text:outline-level="4"/>
                          </text:list-item>
                          <text:list-item>
                            <text:h text:style-name="P22" text:outline-level="4"/>
                          </text:list-item>
                          <text:list-item>
                            <text:h text:style-name="P20" text:outline-level="4"><text:span text:style-name="T7">Spett. </text:span></text:h>
                          </text:list-item>
                          <text:list-item>
                            <text:h text:style-name="P20" text:outline-level="4"><text:span text:style-name="T7">[richiedenti.nominativo;block=tbs:row]</text:span></text:h>
                          </text:list-item>
                          <text:list-item>
                            <text:h text:style-name="P20" text:outline-level="4"><text:span text:style-name="T7">[richiedenti.pec]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4"/>
      <text:list xml:id="list15314614940120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20" text:outline-level="4"><text:span text:style-name="T10">Oggetto:</text:span><text:span text:style-name="T11"><text:tab/></text:span><text:span text:style-name="T7">Comune di Rapallo</text:span></text:h>
                    </text:list-item>
                    <text:list-item>
                      <text:h text:style-name="P23" text:outline-level="4"><text:span text:style-name="T7">Autorizzazione Paesaggistica con procedimento semplificato</text:span></text:h>
                    </text:list-item>
                    <text:list-item>
                      <text:h text:style-name="P23" text:outline-level="4"><text:span text:style-name="T7">Art. 16 D.P.R. 31 del 2017</text:span></text:h>
                    </text:list-item>
                    <text:list-item>
                      <text:h text:style-name="P24" text:outline-level="4"><text:span text:style-name="T8"><text:s/>[tipo_pratica] n. [numero] </text:span></text:h>
                    </text:list-item>
                    <text:list-item>
                      <text:h text:style-name="P24" text:outline-level="4"><text:span text:style-name="T8">Opere: [oggetto] in [ubicazione] </text:span></text:h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5" text:outline-level="7"><text:span text:style-name="T19">Proposta di provvedimento di accoglimento</text:span><text:span text:style-name="T16"> della domanda di Autorizzazione Paesaggistica Semplificata e Autorizzazione Monumentale (Parte II del Codice)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8"><text:span text:style-name="T17">Viste le disposizioni contenute nel Decreto Legislativo 22 gennaio 2004, n. 42 recante il Codice dei beni culturali e del paesaggio, come da ultimo modificato con Decreto Legislativo <text:s/>26 marzo 2008, n.63 nonché dalla Legge n. 129 del 02.08.2008;</text:span></text:p>
      <text:p text:style-name="P7"/>
      <text:p text:style-name="P8"><text:span text:style-name="T17">Visto il D.P.R. 13 febbraio 2017, n. 31 “Regolamento recante individuazione degli interventi esclusi dall’autorizzazione paesaggistica o sottoposti a procedura autorizzatoria semplificata” ed in particolare l’art. 16 “coordinamento con la tutela dei beni culturali”;</text:span></text:p>
      <text:p text:style-name="P7"/>
      <text:p text:style-name="P8"><text:span text:style-name="T11">Vista l’istanza, corredata di elaborati tecnici, che si allegano, pervenuta in data </text:span><text:span text:style-name="T2">[data_protocollo]</text:span><text:span text:style-name="T11">, con la quale [elenco_richiedenti]</text:span><text:span text:style-name="T20"> </text:span><text:span text:style-name="T11">ha richiesto l’autorizzazione paesaggistica semplificata </text:span><text:span text:style-name="T12">riguardante [oggetto], </text:span><text:span text:style-name="T11">in [ubicazione];</text:span></text:p>
      <text:p text:style-name="P4"/>
      <text:p text:style-name="Text_20_body"><text:span text:style-name="T13">Considerato che l’immobile ricade in zona assoggettata al vincolo paesistico-ambientale ai sensi dell’art. 136 del D.Lgs 42/2004 per effetto del D.M. 03.06.1958 ed è classificata nel P.T.C.P., per quanto concerne l’assetto insediativo in zona “TU”, assetto geomorfologico “MO-B”, vegetazionale “COL_ISS”;</text:span></text:p>
      <text:p text:style-name="P15"/>
      <text:p text:style-name="Text_20_body"><text:span text:style-name="T18">Considerato altresì che l’immobile è sottoposto a vincolo monumentale D.M.13.07.1937 codice vincolo 00108596;</text:span></text:p>
      <text:p text:style-name="P16"/>
      <text:p text:style-name="P8"><text:span text:style-name="T17">Considerato che trattasi di richiesta di autorizzazione paesaggistica, su immobile assoggettato a tutela storica ed artistica ai sensi della Parte II del Codice, pertanto procedibile ai sensi dell’art. 16 del D.P.R. 31 del 2017.</text:span></text:p>
      <text:p text:style-name="P8"/>
      <text:p text:style-name="P4"/>
      <text:p text:style-name="P8"><text:span text:style-name="T11">Verificato che le opere da realizzare ricadono nel punto </text:span><text:span text:style-name="T13">…….</text:span><text:span text:style-name="T11"> di cui all’Allegato B del D.P.R. 13 febbraio 2017;</text:span></text:p>
      <text:p text:style-name="P4"/>
      <text:p text:style-name="P8"><text:span text:style-name="T11">Esaminati gli elaborati relativi all’intervento in progetto a firma[elenco_progettisti];</text:span></text:p>
      <text:p text:style-name="P4"/>
      <text:p text:style-name="P8"><text:span text:style-name="T11">Vista la documentazione fotografica relativa all’intervento, allegata al presente provvedimento;</text:span></text:p>
      <text:p text:style-name="P14"/>
      <text:p text:style-name="P15"/>
      <text:p text:style-name="Text_20_body"><text:span text:style-name="T11">Considerato che trattasi di ………..;</text:span></text:p>
      <text:p text:style-name="P14"/>
      <text:p text:style-name="P8"><text:span text:style-name="T21">Visto il parere della Commissione Locale per il Paesaggio, costituita Delibera di Giunta Comunale n. 235 del 23.12.2014 ai sensi e per gli effetti dell’articolo 11 della L.R. 13 del 06.06.2014 “Testo Unico della Normativa Regionale in materia di Paesaggio”, nella seduta [data_rilascio_clp]</text:span><text:span text:style-name="T14">, la quale ha espresso il seguente giudizio: “[testo_clp]”;</text:span></text:p>
      <text:p text:style-name="P8"><text:bookmark text:name="_GoBack"/></text:p>
      <text:p text:style-name="P18"><text:span text:style-name="T17">Atteso che l’intervento risulta ammissibile in rapporto alle indicazioni del Piano Territoriale di Coordinamento Paesistico;Considerato che l’intervento proposto prevede un impiego corretto dei materiali e idonee modalità esecutive;</text:span></text:p>
      <text:p text:style-name="P16"/>
      <text:p text:style-name="Text_20_body"><text:span text:style-name="T17">tutto ciò premesso, verificato che tale intervento risulta conforme alle prescrizioni del vincolo entro cui l’opera ricade , nonché alla disciplina attualmente in vigore nella Regione Liguria e pertanto verificata la compatibilità paesaggistica con i valori paesaggistici presenti nel contesto di riferimento;</text:span></text:p>
      <text:p text:style-name="P16"/>
      <text:p text:style-name="Text_20_body"><text:span text:style-name="T17">si trasmettono l’istanza, elaborati grafici e tecnici descrittivi, nonchè la presente relazione di accoglimento all’istanza e si resta in attesa della valutazione da parte di codesta Soprintendenza, al fine di concludere il procedimento.</text:span></text:p>
      <text:p text:style-name="P16"/>
      <text:p text:style-name="P8"><text:span text:style-name="T17">Nel merito delle scelte progettuali proposte, effettuati gli accertamenti ed eseguite le verifiche indicate all’art. 146, comma 7, del D.Lgs. 42/2004, <text:s/>si ritiene che le relative opere edilizie risultino COMPATIBILI / rispetto ai valori paesaggistici del contesto tutelato, in coerenza con il parere della Commissione Comunale del Paesaggio espresso nella seduta del 24 maggio 2018;</text:span></text:p>
      <text:p text:style-name="P14"/>
      <text:p text:style-name="Text_20_body"><text:span text:style-name="T11">Allegati:</text:span></text:p>
      <text:p text:style-name="P14"/>
      <text:list xml:id="list466560363" text:style-name="WWNum2">
        <text:list-item>
          <text:p text:style-name="P17"/>
        </text:list-item>
      </text:list>
      <text:p text:style-name="P4"/>
      <text:p text:style-name="P4"/>
      <text:p text:style-name="P8"><text:span text:style-name="T11">Gli atti inerenti il procedimento sono depositati presso il Servizio Ripartizione VII – Gestione del territorio, accessibili da parte di chiunque vi abbia interesse secondo le modalità ed i limiti previsti dalle vigenti norme in materia di accesso ai documenti amministrativi.</text:span></text:p>
      <text:p text:style-name="P14"/>
      <text:p text:style-name="P8"><text:span text:style-name="T11">Dirigente all’emanazione del provvedimento finale è l’ Ing. Giorgio Ottonello;</text:span></text:p>
      <text:p text:style-name="P4"/>
      <text:p text:style-name="P8"><text:soft-page-break/><text:span text:style-name="T11">Responsabile del procedimento della Tutela del Paesaggio è: <text:s text:c="2"/>Arch. Rosaura Sancineto.</text:span></text:p>
      <text:p text:style-name="P4"/>
      <text:p text:style-name="P8"><text:span text:style-name="T11">Per ogni chiarimento in merito all’istruttoria della pratica è possibile rivolgersi all’ Arch. Rosaura Sancineto e all’ Arch. Elisa Zerega nei normali orari di ricevimento ( martedì e giovedì dalle ore 8,45 alle ore 12,00), oppure telefonando ai n. 0185/680380, 0185/680359.</text:span></text:p>
      <text:p text:style-name="P4"/>
      <text:p text:style-name="P8"><text:span text:style-name="T11">La pratica è stata rubricata con il numero: [numero]</text:span></text:p>
      <text:p text:style-name="P4"/>
      <text:p text:style-name="P4"/>
      <text:p text:style-name="P8"><text:span text:style-name="T11">Distinti saluti.</text:span></text:p>
      <text:p text:style-name="P4"/>
      <text:p text:style-name="P26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9"><text:span text:style-name="T11">IL RESPONSABILE </text:span></text:p>
            <text:p text:style-name="P9"><text:span text:style-name="T11">TUTELA DEL PAESAGGIO </text:span></text:p>
            <text:p text:style-name="P28"><text:span text:style-name="T11">Arch. Rosaura Sancineto</text:span></text:p>
          </table:table-cell>
          <table:table-cell table:style-name="Tabella2.A1" office:value-type="string">
            <text:p text:style-name="P6"/>
            <text:p text:style-name="P9"><text:span text:style-name="T11">IL DIRIGENTE </text:span></text:p>
            <text:p text:style-name="P9"><text:span text:style-name="T11">LA</text:span><text:span text:style-name="T15"> </text:span><text:span text:style-name="T11">RIPARTIZIONE VII </text:span></text:p>
            <text:p text:style-name="P9"><text:span text:style-name="T11">GESTIONE DEL TERRITORIO</text:span></text:p>
            <text:p text:style-name="P9"><text:span text:style-name="T11">Ing. Giorgio Ottonello</text:span></text:p>
            <text:p text:style-name="P26"/>
          </table:table-cell>
        </table:table-row>
      </table:table>
      <text:p text:style-name="P29"><text:span text:style-name="T7">ED/PR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, 'MS Gothic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0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default-outline-level="4" style:class="text">
      <style:paragraph-properties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Body_20_Text_20_Indent_20_2" style:display-name="Body Text Indent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Body_20_Text_20_2" style:display-name="Body Text 2" style:family="paragraph" style:parent-style-name="Standard" style:default-outline-level="">
      <style:paragraph-properties fo:text-align="center" style:justify-single-word="false"/>
    </style:style>
    <style:style style:name="Body_20_Text_20_3" style:display-name="Body Text 3" style:family="paragraph" style:parent-style-name="Standard" style:default-outline-level="">
      <style:text-properties fo:font-size="12pt" style:font-size-asian="12pt"/>
    </style:style>
    <style:style style:name="Body_20_Text_20_Indent_20_3" style:display-name="Body Text Indent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WW8Num13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-Collegamento_20_Internet" style:display-name="WW-Collegamento Internet" style:family="tex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3" style:display-name="ListLabel 3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4" style:display-name="ListLabel 4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ListLabel_20_5" style:display-name="ListLabel 5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3" style:family="table">
      <style:table-properties style:width="17.126cm" fo:margin-left="-0.245cm" fo:margin-top="0cm" fo:margin-bottom="0cm" table:align="left" style:writing-mode="lr-tb"/>
    </style:style>
    <style:style style:name="Tabella3.A" style:family="table-column">
      <style:table-column-properties style:column-width="2.625cm"/>
    </style:style>
    <style:style style:name="Tabella3.B" style:family="table-column">
      <style:table-column-properties style:column-width="14.499cm"/>
    </style:style>
    <style:style style:name="Tabella3.1" style:family="table-row">
      <style:table-row-properties style:min-row-height="2.469cm" fo:keep-together="auto"/>
    </style:style>
    <style:style style:name="Tabella3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3" style:list-style-name="WWNum1">
      <style:paragraph-properties fo:margin-left="0.25cm" fo:margin-right="0.501cm" fo:text-indent="0cm" style:auto-text-indent="false"/>
    </style:style>
    <style:style style:name="MP5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font-name="Arial" fo:font-size="8pt" style:font-size-asian="8pt" style:font-name-complex="Arial1" style:font-size-complex="8pt"/>
    </style:style>
    <style:style style:name="MT5" style:family="text">
      <style:text-properties style:font-name="Arial" fo:font-weight="bold" style:font-name-asian="Arial1" style:font-weight-asian="bold" style:font-name-complex="Arial1"/>
    </style:style>
    <style:style style:name="MT6" style:family="text">
      <style:text-properties style:font-name="Verdana" fo:font-size="9pt" style:font-size-asian="9pt" style:font-name-complex="Verdana1"/>
    </style:style>
    <style:style style:name="MT7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27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729cm" fo:margin-left="0cm" fo:margin-right="0cm" fo:margin-top="1.628cm" style:dynamic-spacing="true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1"><draw:frame draw:style-name="Mfr1" draw:name="Immagine1" text:anchor-type="as-char" svg:width="2.267cm" svg:height="2.267cm" draw:z-index="0"><draw:image xlink:href="Pictures/100000000000020000000200C3705F521C8227EF.jpg" xlink:type="simple" xlink:show="embed" xlink:actuate="onLoad" loext:mime-type="image/jpeg"/></draw:frame></text:p>
            </table:table-cell>
            <table:table-cell table:style-name="Tabella3.A1" office:value-type="string">
              <text:p text:style-name="MP2"/>
              <text:p text:style-name="MP3"><text:span text:style-name="MT1">CITTA’ DI RAPALLO (GENOVA) 16035 </text:span></text:p>
              <text:p text:style-name="MP3"><text:span text:style-name="MT1">PIAZZA DELLE NAZIONI n. 4</text:span></text:p>
              <text:p text:style-name="MP3"><text:span text:style-name="MT2">Ripartizione VII – Gestione del Territorio –</text:span></text:p>
              <text:p text:style-name="MP3"><text:span text:style-name="MT2">Sportello Unico per l’Edilizia (SUE) </text:span></text:p>
              <text:p text:style-name="MP3"><text:span text:style-name="MT2">Piazza Molfino 10 – III Piano</text:span></text:p>
              <text:p text:style-name="MP3"><text:span text:style-name="MT1">Telefono: 0185.6801</text:span></text:p>
              <text:list xml:id="list939240418" text:style-name="WWNum1">
                <text:list-item>
                  <text:list>
                    <text:list-item>
                      <text:list>
                        <text:list-item>
                          <text:h text:style-name="MP4" text:outline-level="3"><text:a xlink:type="simple" xlink:href="mailto:PEC:" text:style-name="ListLabel_20_2" text:visited-style-name="ListLabel_20_2"><text:span text:style-name="WW-Collegamento_20_Internet"><text:span text:style-name="MT3">PEC:</text:span></text:span></text:a><text:span text:style-name="MT3"> </text:span><text:a xlink:type="simple" xlink:href="mailto:protocollo.comunerapallo@pec.it" text:style-name="ListLabel_20_3" text:visited-style-name="ListLabel_20_3"><text:span text:style-name="Internet_20_link"><text:span text:style-name="MT3">protocollo.comunerapallo@pec.it</text:span></text:span></text:a></text:h>
                        </text:list-item>
                        <text:list-item>
                          <text:h text:style-name="MP4" text:outline-level="3"><text:a xlink:type="simple" xlink:href="mailto:edilizia_privata@comune.rapallo.ge.it" text:style-name="ListLabel_20_4" text:visited-style-name="ListLabel_20_4"><text:span text:style-name="Internet_20_link"><text:span text:style-name="MT4">edilizia_privata@comune.rapallo.ge.it</text:span></text:span></text:a></text:h>
                        </text:list-item>
                      </text:list>
                    </text:list-item>
                  </text:list>
                </text:list-item>
              </text:list>
              <text:p text:style-name="MP3"><text:span text:style-name="MT5"><text:s/></text:span></text:p>
            </table:table-cell>
          </table:table-row>
        </table:table>
        <text:p text:style-name="MP5"/>
      </style:header>
      <style:footer>
        <text:p text:style-name="MP6"><text:span text:style-name="Page_20_Number"><text:span text:style-name="MT6">Gestione del Territorio – Sportello Unico per l’Edilizia (SUE)</text:span></text:span></text:p>
        <text:p text:style-name="MP6"><text:span text:style-name="MT6">email: </text:span><text:a xlink:type="simple" xlink:href="mailto:edilizia_privata@comune.rapallo.ge.it" text:style-name="ListLabel_20_5" text:visited-style-name="ListLabel_20_5"><text:span text:style-name="Internet_20_link"><text:span text:style-name="MT6">edilizia_privata@comune.rapallo.ge.it</text:span></text:span></text:a></text:p>
        <text:p text:style-name="MP6"><text:span text:style-name="MT6">pec: </text:span><text:a xlink:type="simple" xlink:href="mailto:protocollo@pec.comune.rapallo.ge.it" text:style-name="ListLabel_20_5" text:visited-style-name="ListLabel_20_5"><text:span text:style-name="Internet_20_link"><text:span text:style-name="MT6">protocollo@pec.comune.rapallo.ge.it</text:span></text:span></text:a></text:p>
        <text:p text:style-name="MP7"><text:span text:style-name="Page_20_Number"/></text:p>
        <text:p text:style-name="MP6"><text:span text:style-name="Page_20_Number"><text:span text:style-name="MT6">pagina </text:span></text:span><text:span text:style-name="Page_20_Number"><text:span text:style-name="MT6"><text:page-number text:select-page="current">2</text:page-number></text:span></text:span><text:span text:style-name="Page_20_Number"><text:span text:style-name="MT6"><text:s/>di </text:span></text:span><text:span text:style-name="Page_20_Number"><text:span text:style-name="MT6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if</dc:title>
    <meta:initial-creator>Ferdinando</meta:initial-creator>
    <dc:creator>Rosaura Sancineto</dc:creator>
    <meta:editing-cycles>2</meta:editing-cycles>
    <meta:print-date>2010-01-13T09:17:00</meta:print-date>
    <meta:creation-date>2019-03-01T09:32:00</meta:creation-date>
    <dc:date>2019-03-01T09:32:00</dc:date>
    <dc:language>it-IT</dc:language>
    <meta:editing-duration>P0D</meta:editing-duration>
    <meta:generator>LibreOffice/6.0.7.3$Linux_X86_64 LibreOffice_project/00m0$Build-3</meta:generator>
    <meta:document-statistic meta:table-count="3" meta:image-count="1" meta:object-count="0" meta:page-count="2" meta:paragraph-count="66" meta:word-count="706" meta:character-count="5260" meta:non-whitespace-character-count="45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